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a20a" officeooo:paragraph-rsid="0011a20a"/>
    </style:style>
    <style:style style:name="P2" style:family="paragraph" style:parent-style-name="Standard">
      <style:text-properties officeooo:rsid="0011a20a" officeooo:paragraph-rsid="0015378d"/>
    </style:style>
    <style:style style:name="P3" style:family="paragraph" style:parent-style-name="Standard">
      <style:paragraph-properties fo:background-color="#ffff00">
        <style:background-image/>
      </style:paragraph-properties>
    </style:style>
    <style:style style:name="P4" style:family="paragraph" style:parent-style-name="Standard">
      <style:paragraph-properties fo:background-color="#ffff00">
        <style:background-image/>
      </style:paragraph-properties>
      <style:text-properties officeooo:rsid="0011a20a" officeooo:paragraph-rsid="0011a20a"/>
    </style:style>
    <style:style style:name="T1" style:family="text">
      <style:text-properties officeooo:rsid="0011a20a"/>
    </style:style>
    <style:style style:name="T2" style:family="text">
      <style:text-properties officeooo:rsid="001537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f a path starts with "/", it is:</text:p>
      <text:p text:style-name="P1">(a) a relative path</text:p>
      <text:p text:style-name="P4">(b) an absolute path</text:p>
      <text:p text:style-name="P1">2. Which command does not reference an absolute path?</text:p>
      <text:p text:style-name="P1">(a) cd /home/ubuntu/clab</text:p>
      <text:p text:style-name="P1">(b) cd ~/clab/project1</text:p>
      <text:p text:style-name="P4">(c) cd clab/project1</text:p>
      <text:p text:style-name="P1">3. Which command does not reference relative path?</text:p>
      <text:p text:style-name="P1">(a) cd ../home/ubuntu/clab</text:p>
      <text:p text:style-name="P4">(b) cd ~/clab/project1</text:p>
      <text:p text:style-name="P1">(c) cd clab/project1</text:p>
      <text:p text:style-name="P1">4. If a path is an absolute path, it starts with:</text:p>
      <text:p text:style-name="P1">(a) ".." or "~"</text:p>
      <text:p text:style-name="P4">(b) "/" or "~"</text:p>
      <text:p text:style-name="P1">(c) "/" or ".."</text:p>
      <text:p text:style-name="P1">(d) ".." or "."</text:p>
      <text:p text:style-name="P1">5. If a path is a relative path, it does not start with:</text:p>
      <text:p text:style-name="P4">(a) "/" or "~"</text:p>
      <text:p text:style-name="P1">(b) ".." or "~"</text:p>
      <text:p text:style-name="P1">(c) "/" or ".."</text:p>
      <text:p text:style-name="P1">(d) ".." or "."</text:p>
      <text:p text:style-name="P1">6. Which command references a relative path?</text:p>
      <text:p text:style-name="P4">(a) mkdir ./project1</text:p>
      <text:p text:style-name="P1">(b) mkdir ~/Downloads/temp</text:p>
      <text:p text:style-name="P1">7. Which command references a absolute path?</text:p>
      <text:p text:style-name="P1">(a) mkdir clab/project1</text:p>
      <text:p text:style-name="P4">(b) mkdir /tmp/project1/</text:p>
      <text:p text:style-name="P1">8. Generally speaking, any command that references a file name works with a relative path to the file name.</text:p>
      <text:p text:style-name="P4">(a) True</text:p>
      <text:p text:style-name="P1">(b) False</text:p>
      <text:p text:style-name="P1">Concept: directory names - home, parent, root, current9. The directory ~ refers to:</text:p>
      <text:p text:style-name="P1">(a) the current directory</text:p>
      <text:p text:style-name="P4">(b) your home directory</text:p>
      <text:p text:style-name="P1">(c) the parent directory</text:p>
      <text:p text:style-name="P1">(d) the root directory</text:p>
      <text:p text:style-name="P1">10. The directory . refers to:</text:p>
      <text:p text:style-name="P1">(a) your home directory</text:p>
      <text:p text:style-name="P1">(b) the root directory</text:p>
      <text:p text:style-name="P4">(c) the current directory</text:p>
      <text:p text:style-name="P1">(d) the parent directory</text:p>
      <text:p text:style-name="P1">11. The directory .. refers to:</text:p>
      <text:p text:style-name="P1">(a) the current directory</text:p>
      <text:p text:style-name="P4">(b) the parent directory</text:p>
      <text:p text:style-name="P1">(c) the root directory</text:p>
      <text:p text:style-name="P1">(d) your home directory</text:p>
      <text:p text:style-name="P1">12. The directory / refers to:</text:p>
      <text:p text:style-name="P1">(a) your home directory</text:p>
      <text:p text:style-name="P4">(b) the root directory</text:p>
      <text:p text:style-name="P1">(c) the current directory</text:p>
      <text:p text:style-name="P1">(d) the parent directory</text:p>
      <text:p text:style-name="P1">Concept: listing files and wildcards</text:p>
      <text:p text:style-name="P1"><text:soft-page-break/>13. What does the command ls . do?</text:p>
      <text:p text:style-name="P1">(a) list files and directories in your home directory</text:p>
      <text:p text:style-name="P4">(b) list files and directories in the current directory</text:p>
      <text:p text:style-name="P1">(c) list files and directories in the parent directory</text:p>
      <text:p text:style-name="P1">(d) list files and directories in the root directory</text:p>
      <text:p text:style-name="P1">14. What does the command ls *.s do?</text:p>
      <text:p text:style-name="P1">(a) list files and directories named *.s</text:p>
      <text:p text:style-name="P4">(b) list files and directories ending in .s</text:p>
      <text:p text:style-name="P1">(c) list files and directories starting with *.s</text:p>
      <text:p text:style-name="P1">(d) list files and directories ending in *.s</text:p>
      <text:p text:style-name="P1">15. What command lists the files ending with .s?</text:p>
      <text:p text:style-name="P4">(a) ls *.s</text:p>
      <text:p text:style-name="P1">(b) dir .s</text:p>
      <text:p text:style-name="P1">(c) dir *.s</text:p>
      <text:p text:style-name="P1">(d) ls .s</text:p>
      <text:p text:style-name="P1">16. What command lists the files beginning with abc?</text:p>
      <text:p text:style-name="P1">(a) dir abc</text:p>
      <text:p text:style-name="P4">(b) ls abc*</text:p>
      <text:p text:style-name="P1">2(c) ls abc</text:p>
      <text:p text:style-name="P1">(d) dir abc*</text:p>
      <text:p text:style-name="P1">Concept: directory and file creation</text:p>
      <text:p text:style-name="P1">17. What does the command mkdir /oak do?</text:p>
      <text:p text:style-name="P1">(a) makes a directory named oak in your home directory</text:p>
      <text:p text:style-name="P4">(b) makes a directory named oak in the root directory</text:p>
      <text:p text:style-name="P1">(c) makes a directory named oak in the current directory</text:p>
      <text:p text:style-name="P1">(d) makes a directory named oak in the parent directory</text:p>
      <text:p text:style-name="P1">18. What command will make a directory named maple that hangs off the parent directory?</text:p>
      <text:p text:style-name="P4">(a) mkdir ../maple</text:p>
      <text:p text:style-name="P1">(b) mkdir ~/maple</text:p>
      <text:p text:style-name="P1">(c) mkdir maple</text:p>
      <text:p text:style-name="P1">(d) mkdir /maple</text:p>
      <text:p text:style-name="P1">19. What does the command mkdir -p black/white/grey do?</text:p>
      <text:p text:style-name="P4">(a) makes a directory chain with black as the highest directory</text:p>
      <text:p text:style-name="P1">(b) makes a directory chain with grey as the highest directory</text:p>
      <text:p text:style-name="P1">20. What does the command mkdir -p grey/black/white do?</text:p>
      <text:p text:style-name="P4">(a) makes a directory chain with grey as the highest directory</text:p>
      <text:p text:style-name="P1">(b) makes a directory chain with black as the highest directory</text:p>
      <text:p text:style-name="P1">21. What does the command touch do?</text:p>
      <text:p text:style-name="P4">(a) creates a file if it doesn’t already exist</text:p>
      <text:p text:style-name="P1">(b) deletes a file</text:p>
      <text:p text:style-name="P1">(c) displays the last time a file was read</text:p>
      <text:p text:style-name="P1">(d) displays the last time a file was updated</text:p>
      <text:p text:style-name="P1">22. What command can be used to create a file?</text:p>
      <text:p text:style-name="P1">(a) file</text:p>
      <text:p text:style-name="P4">(b) touch</text:p>
      <text:p text:style-name="P1">(c) ls</text:p>
      <text:p text:style-name="P1">(d) cat</text:p>
      <text:p text:style-name="P1">23. What command is not generally used create a file?</text:p>
      <text:p text:style-name="P1">(a) vim</text:p>
      <text:p text:style-name="P4">(b) ls</text:p>
      <text:p text:style-name="P1">(c) touch</text:p>
      <text:p text:style-name="P1">Concept: removing files and directories</text:p>
      <text:p text:style-name="P1"><text:soft-page-break/>24. What command removes a file?</text:p>
      <text:p text:style-name="P4">(a) rm</text:p>
      <text:p text:style-name="P1">(b) del</text:p>
      <text:p text:style-name="P1">3(c) rf</text:p>
      <text:p text:style-name="P1">(d) rem</text:p>
      <text:p text:style-name="P1">25. What does the rm command do?</text:p>
      <text:p text:style-name="P4">(a) removes a file</text:p>
      <text:p text:style-name="P1">(b) makes room for a new file</text:p>
      <text:p text:style-name="P1">(c) renames/moves a file</text:p>
      <text:p text:style-name="P1">(d) releases previously sent emails</text:p>
      <text:p text:style-name="P1">26. What does the rm blue/* command do?</text:p>
      <text:p text:style-name="P4">(a) removes all files in the blue directory (but not the directory itself)</text:p>
      <text:p text:style-name="P1">(b) removes the blue directory (and all the files in it)</text:p>
      <text:p text:style-name="P1">(c) removes the blue directory (but not the files in the directory)</text:p>
      <text:p text:style-name="P1">(d) removes the blue directory and all files in the current directory</text:p>
      <text:p text:style-name="P1">27. What command can be used to remove an empty directory?</text:p>
      <text:p text:style-name="P1">(a) deldir</text:p>
      <text:p text:style-name="P4">(b) rmdir</text:p>
      <text:p text:style-name="P1">(c) rdir</text:p>
      <text:p text:style-name="P1">(d) xdir</text:p>
      <text:p text:style-name="P1">28. What does the rmdir temp command do?</text:p>
      <text:p text:style-name="P1">(a) removes a directory named temp (even if it is not empty)</text:p>
      <text:p text:style-name="P4">(b) removes a directory named temp (if it is empty)</text:p>
      <text:p text:style-name="P1">(c) removes all the files in the directory temp (but not the directory itself)</text:p>
      <text:p text:style-name="P1">(d) removes a file named dir and a file named temp</text:p>
      <text:p text:style-name="P1">29. What does the rm dir temp command do?</text:p>
      <text:p text:style-name="P4">(a) removes a file named dir and a file named temp</text:p>
      <text:p text:style-name="P1">(b) removes a directory named temp (if it is empty)</text:p>
      <text:p text:style-name="P1">(c) removes all the files in the directory temp (but not the directory itself)</text:p>
      <text:p text:style-name="P1">(d) removes a directory named temp (even if it is not empty)</text:p>
      <text:p text:style-name="P1">30. What command can be used to remove a non-empty directory?</text:p>
      <text:p text:style-name="P1">(a) delall</text:p>
      <text:p text:style-name="P1">(b) rmdir</text:p>
      <text:p text:style-name="P4">(c) rm -r</text:p>
      <text:p text:style-name="P1">(d) rmdirfull</text:p>
      <text:p text:style-name="P1">(e) xdir -all</text:p>
      <text:p text:style-name="P1">31. What does the rm -r command do?</text:p>
      <text:p text:style-name="P1">(a) removes all the files in a directory (but not the directory itself)</text:p>
      <text:p text:style-name="P4">(b) removes a non-empty directory, including all the files within</text:p>
      <text:p text:style-name="P1">(c) removes the directory (but not the files within the directory)</text:p>
      <text:p text:style-name="P1">(d) removes a directory, but only if it is empty</text:p>
      <text:p text:style-name="P1">32. What command can be used to remove all files ending in .c?</text:p>
      <text:p text:style-name="P4">(a) rm *.c</text:p>
      <text:p text:style-name="P1">4(b) rmdir *.c</text:p>
      <text:p text:style-name="P1">(c) rem *.c</text:p>
      <text:p text:style-name="P1">(d) rmdir ?.c</text:p>
      <text:p text:style-name="P1">33. What does the rm abc*.c command do?</text:p>
      <text:p text:style-name="Standard"><text:span text:style-name="T1">(a) removes the file abc and all files ending with .c</text:span></text:p>
      <text:p text:style-name="P3"><text:span text:style-name="T1">(b) removes all files that begin with abc </text:span>and<text:span text:style-name="T1"> all files that end with .</text:span></text:p>
      <text:p text:style-name="Standard"><text:span text:style-name="T1">(c) removes all files </text:span>beginning<text:span text:style-name="T1"> with abc and a file named .c</text:span></text:p>
      <text:p text:style-name="P1">(d) removes all files that both begin with abc and end with .c</text:p>
      <text:p text:style-name="P1">34. What does the rm abc *.c command do?</text:p>
      <text:p text:style-name="P3"><text:soft-page-break/><text:span text:style-name="T1">(a) removes the file abc and all files ending with .c</text:span></text:p>
      <text:p text:style-name="P1">(b) removes all files beginning with abc and a file named .c</text:p>
      <text:p text:style-name="Standard"><text:span text:style-name="T1">(c) removes all files that both begin with abc and end with .c</text:span></text:p>
      <text:p text:style-name="Standard"><text:span text:style-name="T1">35. What does the rm abc* .c command do?</text:span></text:p>
      <text:p text:style-name="Standard"><text:span text:style-name="T1">(a) removes all files that both begin with abc and end with .c</text:span></text:p>
      <text:p text:style-name="P4">(b) removes all files beginning with abc and a file named .c</text:p>
      <text:p text:style-name="Standard"><text:span text:style-name="T1">(c) removes the file abc and all files ending with .c</text:span></text:p>
      <text:p text:style-name="P1">Concept: moving about the directory structure</text:p>
      <text:p text:style-name="P1">36. What command does not reliably change the current directory to your home directory?</text:p>
      <text:p text:style-name="Standard"><text:span text:style-name="T1">(a) cd</text:span></text:p>
      <text:p text:style-name="P1">(b) cd ~</text:p>
      <text:p text:style-name="P4">(c) cd ..</text:p>
      <text:p text:style-name="P1">(d) cd ~/</text:p>
      <text:p text:style-name="P1">37. What command changes the current directory to the home directory?</text:p>
      <text:p text:style-name="P1">(a) cd /</text:p>
      <text:p text:style-name="P3"><text:span text:style-name="T1">(b) cd</text:span></text:p>
      <text:p text:style-name="Standard"><text:span text:style-name="T1">(c) cd ..</text:span></text:p>
      <text:p text:style-name="P1">38. What does the command cd ~ do?</text:p>
      <text:p text:style-name="P1">(a) changes the current directory to the parent directory</text:p>
      <text:p text:style-name="P4">(b) changes the current directory to your home directory</text:p>
      <text:p text:style-name="P1">(c) changes the current directory to the root directory</text:p>
      <text:p text:style-name="P1">(d) changes the current directory to the current directory (a useless command)</text:p>
      <text:p text:style-name="P1">39. What command changes the current directory to the pink directory that hangs off the parent directory?</text:p>
      <text:p text:style-name="P1">(a) cd ~/pink</text:p>
      <text:p text:style-name="P1">(b) cd /pink</text:p>
      <text:p text:style-name="P1">(c) cd \pink</text:p>
      <text:p text:style-name="P4">(d) cd ../pink</text:p>
      <text:p text:style-name="P1">40. The command cd ../pink changes the current directory to the pink directory that hangs off the parent</text:p>
      <text:p text:style-name="P1">directory.</text:p>
      <text:p text:style-name="P1">(a) False</text:p>
      <text:p text:style-name="P4">5(b) True</text:p>
      <text:p text:style-name="P1">41. The command cd /pink changes the current directory to the pink directory that hangs off the root directory.</text:p>
      <text:p text:style-name="P1">(a) False</text:p>
      <text:p text:style-name="P4">(b) True</text:p>
      <text:p text:style-name="P1">42. The command cd ~/pink changes the current directory to the pink directory that hangs off the current direc-</text:p>
      <text:p text:style-name="P1">tory.</text:p>
      <text:p text:style-name="P1">(a) True</text:p>
      <text:p text:style-name="P4">(b) False</text:p>
      <text:p text:style-name="P1">43. The command cd pink changes the current directory to the pink directory that hangs off the parent directory.</text:p>
      <text:p text:style-name="P1">(a) True</text:p>
      <text:p text:style-name="P4">(b) False</text:p>
      <text:p text:style-name="P1">Concept: copying, moving and renaming files</text:p>
      <text:p text:style-name="P1">44. What command copies a file named brown.c to tan.c?</text:p>
      <text:p text:style-name="P1">(a)</text:p>
      <text:p text:style-name="P1">(b)</text:p>
      <text:p text:style-name="P1">(c)</text:p>
      <text:p text:style-name="P1">(d)</text:p>
      <text:p text:style-name="P4"><text:soft-page-break/>cp brown.c tan.c</text:p>
      <text:p text:style-name="P1">ren brown.c tan.c</text:p>
      <text:p text:style-name="P1">mv brown.c tan.c</text:p>
      <text:p text:style-name="P1">move brown.c tan.c</text:p>
      <text:p text:style-name="P1">45. The command mv ../colors/red.c ~/green/ is equivalent to what series of commands?</text:p>
      <text:p text:style-name="P1">(a)</text:p>
      <text:p text:style-name="P1">(b)</text:p>
      <text:p text:style-name="P1">(c)</text:p>
      <text:p text:style-name="P1">(d)</text:p>
      <text:p text:style-name="P1">cd</text:p>
      <text:p text:style-name="P1">cd</text:p>
      <text:p text:style-name="P2">c<text:span text:style-name="T2">d</text:span></text:p>
      <text:p text:style-name="P2">cd</text:p>
      <text:p text:style-name="P4">..;cd colors; mv red.c ~/green/</text:p>
      <text:p text:style-name="P1">;cd colors; mv red.c ~/green/</text:p>
      <text:p text:style-name="P1">~/colors/red.c; mv red.c ../green/</text:p>
      <text:p text:style-name="P1">..;cd colors; mv red.c ../green/</text:p>
      <text:p text:style-name="P1">46. The command cp ~/colors/red.c ~/green/ is equivalent to what series of commands?</text:p>
      <text:p text:style-name="P1">(a)</text:p>
      <text:p text:style-name="P1">(b)</text:p>
      <text:p text:style-name="P1">(c)</text:p>
      <text:p text:style-name="P1">(d)</text:p>
      <text:p text:style-name="P1">cd</text:p>
      <text:p text:style-name="P1">cd</text:p>
      <text:p text:style-name="P1">cd</text:p>
      <text:p text:style-name="P1">cd</text:p>
      <text:p text:style-name="P1">;cd colors; mv red.c ~/green/</text:p>
      <text:p text:style-name="P1">/; cd colors; cp red.c ~/green/</text:p>
      <text:p text:style-name="P1">~/colors; mv red.c ~/green/</text:p>
      <text:p text:style-name="P4">~;cd colors; cp red.c ~/green/</text:p>
      <text:p text:style-name="P1">47. What command copies a file named brown.c to the root directory?</text:p>
      <text:p text:style-name="P4">(a) cp brown.c /</text:p>
      <text:p text:style-name="P1">(b) coc brown.c /</text:p>
      <text:p text:style-name="P1">(c) cc brown.c /</text:p>
      <text:p text:style-name="P1">48. What command copies a file named brown.c to the parent directory and renames it tan.c?</text:p>
      <text:p text:style-name="P1">(a)</text:p>
      <text:p text:style-name="P1">(b)</text:p>
      <text:p text:style-name="P1">(c)</text:p>
      <text:p text:style-name="P1">(d)</text:p>
      <text:p text:style-name="P1">(e)</text:p>
      <text:p text:style-name="P1">(f)</text:p>
      <text:p text:style-name="P1">coc brown.c ../tan.c</text:p>
      <text:p text:style-name="P4">cp brown.c ../tan.c</text:p>
      <text:p text:style-name="P1">cp ../brown.c tan.c</text:p>
      <text:p text:style-name="P1">cp brown.c ~/tan.c</text:p>
      <text:p text:style-name="P1">coc ../brown.c tan.c</text:p>
      <text:p text:style-name="P1">coc brown.c ~/tan.c</text:p>
      <text:p text:style-name="P1">49. What command copies a file named brown.c in the parent directory to the current directory?</text:p>
      <text:p text:style-name="P1">(a)</text:p>
      <text:p text:style-name="P1">(b)</text:p>
      <text:p text:style-name="P1">(c)</text:p>
      <text:p text:style-name="P1">(d)</text:p>
      <text:p text:style-name="P1"><text:soft-page-break/>cp</text:p>
      <text:p text:style-name="P1">cp</text:p>
      <text:p text:style-name="P1">cp</text:p>
      <text:p text:style-name="P1">cp</text:p>
      <text:p text:style-name="P1">~/ brown.c .</text:p>
      <text:p text:style-name="P1">/ ./brown.c ~</text:p>
      <text:p text:style-name="P4">../ brown.c .</text:p>
      <text:p text:style-name="Standard"><text:span text:style-name="T1">../ ~/brown.c 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20:41:54.459939868</meta:creation-date>
    <dc:date>2014-09-03T22:27:24.665529732</dc:date>
    <meta:editing-duration>PT11M24S</meta:editing-duration>
    <meta:editing-cycles>1</meta:editing-cycles>
    <meta:document-statistic meta:table-count="0" meta:image-count="0" meta:object-count="0" meta:page-count="6" meta:paragraph-count="262" meta:word-count="1509" meta:character-count="8240" meta:non-whitespace-character-count="6734"/>
    <meta:generator>LibreOffice/4.2.4.2$Linux_X86_64 LibreOffice_project/420m0$Build-2</meta:generator>
  </office:meta>
</office:document-meta>
</file>